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8bd6" officeooo:paragraph-rsid="000b8bd6"/>
    </style:style>
    <style:style style:name="P2" style:family="paragraph" style:parent-style-name="Standard">
      <style:text-properties officeooo:rsid="000b8bd6" officeooo:paragraph-rsid="000b8bd6"/>
    </style:style>
    <style:style style:name="P3" style:family="paragraph" style:parent-style-name="Standard">
      <style:text-properties officeooo:rsid="000b8bd6" officeooo:paragraph-rsid="000ec543"/>
    </style:style>
    <style:style style:name="P4" style:family="paragraph" style:parent-style-name="Standard">
      <style:text-properties officeooo:rsid="000d66f7" officeooo:paragraph-rsid="000d66f7"/>
    </style:style>
    <style:style style:name="P5" style:family="paragraph" style:parent-style-name="Standard">
      <style:text-properties officeooo:rsid="000d66f7" officeooo:paragraph-rsid="000ec543"/>
    </style:style>
    <style:style style:name="P6" style:family="paragraph" style:parent-style-name="Standard">
      <style:text-properties officeooo:rsid="000ec543" officeooo:paragraph-rsid="000ec543"/>
    </style:style>
    <style:style style:name="P7" style:family="paragraph" style:parent-style-name="Heading_20_1">
      <style:paragraph-properties fo:break-before="page"/>
      <style:text-properties officeooo:paragraph-rsid="000ec543"/>
    </style:style>
    <style:style style:name="P8" style:family="paragraph" style:parent-style-name="Heading_20_3">
      <style:text-properties officeooo:paragraph-rsid="000ec543"/>
    </style:style>
    <style:style style:name="T1" style:family="text">
      <style:text-properties officeooo:rsid="000d66f7"/>
    </style:style>
    <style:style style:name="T2" style:family="text">
      <style:text-properties officeooo:rsid="000ec5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BonjourBrowser</text:span> Datenschutzerklärung</text:h>
      <text:p text:style-name="P1"/>
      <text:p text:style-name="P1"><text:span text:style-name="T1">BonjourBrowser</text:span> kontaktiert während des Betriebes keine <text:span text:style-name="T1">eigenen </text:span>Server im Internet – <text:span text:style-name="T1">nur wenn eine Applikation zum Browsen ausgewählt wird.</text:span> .</text:p>
      <text:p text:style-name="P1"/>
      <text:p text:style-name="P1"><text:span text:style-name="T1">P</text:span>ersonenbezogene Daten werden durch <text:span text:style-name="T1">BonjourBrowser</text:span> nicht erfasst oder benutzt.</text:p>
      <text:p text:style-name="P1"/>
      <text:p text:style-name="P4">Der Inhalt der durch aufgerufene Webseiten der gestarteten Services gespeicherten Daten stehen nicht unter Kontrolle von BonjourBrowser (wie bei einem Web Browser). Sie können über das Settings-Menü gelöscht werden.</text:p>
      <text:p text:style-name="P1"/>
      <text:p text:style-name="P1"><text:span text:style-name="T1">BonjourBrowser</text:span> benötigt die folgenden Zugriffsrechte:</text:p>
      <text:h text:style-name="Heading_20_3" text:outline-level="3">Netzwerk</text:h>
      <text:p text:style-name="P4">Für den Scan auf Services.</text:p>
      <text:p text:style-name="P1"/>
      <text:p text:style-name="P1">Für weitere Fragen bitte per mail an <text:a xlink:type="simple" xlink:href="mailto:andreas@wellenvogel.net" text:style-name="Internet_20_link" text:visited-style-name="Visited_20_Internet_20_Link">andreas@wellenvogel.net</text:a>.</text:p>
      <text:p text:style-name="P1"/>
      <text:p text:style-name="P1">Bernau, 201<text:span text:style-name="T1">9</text:span></text:p>
      <text:p text:style-name="P1"/>
      <text:p text:style-name="P1"/>
      <text:p text:style-name="P1"/>
      <text:p text:style-name="P1"/>
      <text:h text:style-name="P7" text:outline-level="1"><text:span text:style-name="T1">BonjourBrowser</text:span> <text:span text:style-name="T2">Privacy Statement</text:span></text:h>
      <text:p text:style-name="P3"/>
      <text:p text:style-name="P3"><text:span text:style-name="T1">BonjourBrowser</text:span> <text:span text:style-name="T2">does nit contact own servers on the net. When you select a service in the list, it will be connected (local LAN) – where this service further directs you is out of control for Bonjour Browser.</text:span></text:p>
      <text:p text:style-name="P3"/>
      <text:p text:style-name="P6">BonjourBrowser does not collect personal data.</text:p>
      <text:p text:style-name="P3"/>
      <text:p text:style-name="P6">The content of stored data by the called services is out of control for BonjourBrowser (like in a web Browser).</text:p>
      <text:p text:style-name="P6">You can delete such data in the settings menu.</text:p>
      <text:p text:style-name="P3"/>
      <text:p text:style-name="P3"><text:span text:style-name="T1">BonjourBrowser</text:span> <text:span text:style-name="T2">needs the following rights</text:span>:</text:p>
      <text:h text:style-name="P8" text:outline-level="3">Net<text:span text:style-name="T2">work</text:span></text:h>
      <text:p text:style-name="P5"><text:span text:style-name="T2">For scanning the</text:span> <text:span text:style-name="T2">s</text:span>ervices.</text:p>
      <text:p text:style-name="P3"/>
      <text:p text:style-name="P3"><text:span text:style-name="T2">For further questions send a</text:span> mail <text:span text:style-name="T2">to</text:span> <text:a xlink:type="simple" xlink:href="mailto:andreas@wellenvogel.net" text:style-name="Internet_20_link" text:visited-style-name="Visited_20_Internet_20_Link">andreas@wellenvogel.net</text:a>.</text:p>
      <text:p text:style-name="P3"/>
      <text:p text:style-name="P3">Bernau, 201<text:span text:style-name="T1">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</meta:initial-creator>
    <meta:creation-date>2017-12-15T19:56:45.081677236</meta:creation-date>
    <dc:date>2019-04-14T17:03:29.183752751</dc:date>
    <dc:creator>Andreas </dc:creator>
    <meta:editing-duration>PT18M2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19" meta:word-count="174" meta:character-count="1218" meta:non-whitespace-character-count="1061"/>
  </office:meta>
</office:document-meta>
</file>